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ANTASTICHERIA (Pg.170-171)</text:p>
      <text:p text:style-name="P2"/>
      <text:p text:style-name="P2"/>
      <text:p text:style-name="P1"/>
      <text:p text:style-name="P1">Fantasticheria introduce la vicenda dei Malavoglia.</text:p>
      <text:p text:style-name="P1">Compaiono tutti i personaggi della futura novella, e verga riflette sulle tecniche narrative utilizzate e i principi di poetica.</text:p>
      <text:p text:style-name="P1"/>
      <text:p text:style-name="P1">Parla il narratore, che si immagina il viaggio con una dama in Sicilia.</text:p>
      <text:p text:style-name="P1">Si fermano nel paesino di aci-trezza: appena arriva la dama rimane estasiata.</text:p>
      <text:p text:style-name="P1">Dopo alcune ore però, comincia già ad essere confusa e a chiedersi come faccia questa gente a vivere in quel posto tutta la vita.</text:p>
      <text:p text:style-name="P1">Il narratore interviene rispondendole che bisognava mettersi nei loro panni per capirlo, <text:s/>scendendo al loro livello e studiandoli scientificamente.</text:p>
      <text:p text:style-name="P1">Questo romanzo viene idealizzato: il valore importante è quello della famiglia e dell'attaccamento al luogo di origine (ideale del'ostrica)</text:p>
      <text:p text:style-name="P1">C'è quindi una <text:span text:style-name="T1">contraddizione tra valori morali e valori scientific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20S</meta:editing-duration>
    <meta:editing-cycles>6</meta:editing-cycles>
    <meta:generator>OpenOffice/4.1.3$Win32 OpenOffice.org_project/413m1$Build-9783</meta:generator>
    <dc:date>2017-10-10T19:17:47.30</dc:date>
    <dc:creator>Cristian Borelli</dc:creator>
    <meta:document-statistic meta:table-count="0" meta:image-count="0" meta:object-count="0" meta:page-count="1" meta:paragraph-count="9" meta:word-count="124" meta:character-count="838"/>
    <meta:user-defined meta:name="Info 1"/>
    <meta:user-defined meta:name="Info 2"/>
    <meta:user-defined meta:name="Info 3"/>
    <meta:user-defined meta:name="Info 4"/>
  </office:meta>
</office:document-meta>
</file>